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_20_Cont">
      <style:text-properties fo:font-weight="bold" style:font-weight-asian="bold" style:font-weight-complex="bold"/>
    </style:style>
    <style:style style:name="P2" style:family="paragraph" style:parent-style-name="Body_20_Text">
      <style:text-properties fo:font-style="normal" style:font-style-asian="normal" style:font-style-complex="normal"/>
    </style:style>
    <style:style style:name="P3" style:family="paragraph" style:parent-style-name="Body_20_Text_20_Cont">
      <style:text-properties fo:font-weight="bold" style:font-weight-asian="bold" style:font-weight-complex="bold"/>
    </style:style>
    <style:style style:name="P4" style:family="paragraph" style:parent-style-name="Chapter_20_Number" style:master-page-name="Standard">
      <style:paragraph-properties style:page-number="auto"/>
    </style:style>
    <style:style style:name="T1" style:family="text">
      <style:text-properties fo:font-style="italic" style:font-style-asian="italic" style:font-style-complex="italic"/>
    </style:style>
    <style:style style:name="T2" style:family="text"/>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text-position="super 58%"/>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number:number-style style:name="N0">
      <number:number number:min-integer-digits="1"/>
    </number:number-style>
  </office:automatic-styles>
  <office:body>
    <office:text text:use-soft-page-breaks="true">
      <office:forms form:automatic-focus="false" form:apply-design-mode="false"/>
      <text:tracked-changes>
        <text:changed-region text:id="ct147913808">
          <text:deletion>
            <office:change-info>
              <dc:creator>Matthew Moodie</dc:creator>
              <dc:date>2006-11-02T15:28:00</dc:date>
            </office:change-info>
            <text:p text:style-name="Body_20_Text_20_First">new</text:p>
          </text:deletion>
        </text:changed-region>
        <text:changed-region text:id="ct146986920">
          <text:insertion>
            <office:change-info>
              <dc:creator>Matthew Moodie</dc:creator>
              <dc:date>2006-11-02T15:46:00</dc:date>
            </office:change-info>
          </text:insertion>
        </text:changed-region>
        <text:changed-region text:id="ct151629096">
          <text:insertion>
            <office:change-info>
              <dc:creator>Ray Lischner</dc:creator>
              <dc:date>2008-09-10T21:22:00</dc:date>
            </office:change-info>
          </text:insertion>
        </text:changed-region>
        <text:changed-region text:id="ct157084000">
          <text:insertion>
            <office:change-info>
              <dc:creator>Ray Lischner</dc:creator>
              <dc:date>2008-09-10T21:23:00</dc:date>
            </office:change-info>
          </text:insertion>
        </text:changed-region>
        <text:changed-region text:id="ct146787952">
          <text:deletion>
            <office:change-info>
              <dc:creator>unknown</dc:creator>
              <dc:date>2008-09-07T19:59:00</dc:date>
            </office:change-info>
            <text:p text:style-name="Body_20_Text_20_Cont">the original template definition</text:p>
          </text:deletion>
        </text:changed-region>
        <text:changed-region text:id="ct150564736">
          <text:deletion>
            <office:change-info>
              <dc:creator>Ray Lischner</dc:creator>
              <dc:date>2008-09-10T21:23:00</dc:date>
            </office:change-info>
            <text:p text:style-name="Body_20_Text_20_Cont">declaration</text:p>
          </text:deletion>
        </text:changed-region>
        <text:changed-region text:id="ct147890184">
          <text:deletion>
            <office:change-info>
              <dc:creator>Ray Lischner</dc:creator>
              <dc:date>2008-09-10T21:20:00</dc:date>
            </office:change-info>
            <text:p text:style-name="Body_20_Text_20_Cont">class </text:p>
          </text:deletion>
        </text:changed-region>
        <text:changed-region text:id="ct157747400">
          <text:deletion>
            <office:change-info>
              <dc:creator>Ray Lischner</dc:creator>
              <dc:date>2008-09-10T21:23:00</dc:date>
            </office:change-info>
            <text:p text:style-name="Body_20_Text_20_Cont">a template The compiler must see </text:p>
          </text:deletion>
        </text:changed-region>
        <text:changed-region text:id="ct157749000">
          <text:deletion>
            <office:change-info>
              <dc:creator>Ray Lischner</dc:creator>
              <dc:date>2008-09-10T21:23:00</dc:date>
            </office:change-info>
            <text:p text:style-name="Body_20_Text_20_Cont"><text:s/>before any specializations, so</text:p>
          </text:deletion>
        </text:changed-region>
        <text:changed-region text:id="ct140384704">
          <text:deletion>
            <office:change-info>
              <dc:creator>unknown</dc:creator>
              <dc:date>2008-09-07T19:59:00</dc:date>
            </office:change-info>
            <text:p text:style-name="Body_20_Text_20_Cont"><text:s/>(called the <text:span text:style-name="T1">primary</text:span> template)</text:p>
          </text:deletion>
        </text:changed-region>
        <text:changed-region text:id="ct160695704">
          <text:deletion>
            <office:change-info>
              <dc:creator>Ray Lischner</dc:creator>
              <dc:date>2008-09-10T21:23:00</dc:date>
            </office:change-info>
            <text:p text:style-name="Body_20_Text_20_Cont">t</text:p>
          </text:deletion>
        </text:changed-region>
        <text:changed-region text:id="ct146909400">
          <text:insertion>
            <office:change-info>
              <dc:creator>Ray Lischner</dc:creator>
              <dc:date>2008-09-10T21:23:00</dc:date>
            </office:change-info>
          </text:insertion>
        </text:changed-region>
        <text:changed-region text:id="ct153026080">
          <text:insertion>
            <office:change-info>
              <dc:creator>Ray Lischner</dc:creator>
              <dc:date>2008-09-10T21:23:00</dc:date>
            </office:change-info>
          </text:insertion>
        </text:changed-region>
        <text:changed-region text:id="ct160642048">
          <text:deletion>
            <office:change-info>
              <dc:creator>Ray Lischner</dc:creator>
              <dc:date>2008-09-10T21:23:00</dc:date>
            </office:change-info>
            <text:p text:style-name="Body_20_Text_20_Cont">m all</text:p>
          </text:deletion>
        </text:changed-region>
        <text:changed-region text:id="ct143055256">
          <text:deletion>
            <office:change-info>
              <dc:creator>Ray Lischner</dc:creator>
              <dc:date>2008-09-10T21:24:00</dc:date>
            </office:change-info>
            <text:p text:style-name="Body_20_Text_20_Cont">the same</text:p>
          </text:deletion>
        </text:changed-region>
        <text:changed-region text:id="ct149017896">
          <text:insertion>
            <office:change-info>
              <dc:creator>Ray Lischner</dc:creator>
              <dc:date>2008-09-10T21:24:00</dc:date>
            </office:change-info>
          </text:insertion>
        </text:changed-region>
        <text:changed-region text:id="ct142956480">
          <text:insertion>
            <office:change-info>
              <dc:creator>unknown</dc:creator>
              <dc:date>2008-09-07T20:01:00</dc:date>
            </office:change-info>
          </text:insertion>
        </text:changed-region>
        <text:changed-region text:id="ct160175744">
          <text:deletion>
            <office:change-info>
              <dc:creator>unknown</dc:creator>
              <dc:date>2008-09-07T20:01:00</dc:date>
            </office:change-info>
            <text:p text:style-name="Body_20_Text">fini</text:p>
          </text:deletion>
        </text:changed-region>
        <text:changed-region text:id="ct156357568">
          <text:insertion>
            <office:change-info>
              <dc:creator>Matthew Moodie</dc:creator>
              <dc:date>2006-11-02T15:48:00</dc:date>
            </office:change-info>
          </text:insertion>
        </text:changed-region>
        <text:changed-region text:id="ct148185960">
          <text:insertion>
            <office:change-info>
              <dc:creator>Matthew Moodie</dc:creator>
              <dc:date>2006-11-02T15:48:00</dc:date>
            </office:change-info>
          </text:insertion>
        </text:changed-region>
        <text:changed-region text:id="ct165839968">
          <text:insertion>
            <office:change-info>
              <dc:creator>Ray Lischner</dc:creator>
              <dc:date>2008-09-12T22:31:00</dc:date>
            </office:change-info>
          </text:insertion>
        </text:changed-region>
        <text:changed-region text:id="ct186185312">
          <text:insertion>
            <office:change-info>
              <dc:creator>Ray Lischner</dc:creator>
              <dc:date>2008-09-13T16:56:00</dc:date>
            </office:change-info>
          </text:insertion>
        </text:changed-region>
        <text:changed-region text:id="ct140781272">
          <text:deletion>
            <office:change-info>
              <dc:creator>Ray Lischner</dc:creator>
              <dc:date>2008-09-12T22:52:00</dc:date>
            </office:change-info>
            <text:p text:style-name="Body_20_Text_20_First">One</text:p>
          </text:deletion>
        </text:changed-region>
        <text:changed-region text:id="ct171009328">
          <text:insertion>
            <office:change-info>
              <dc:creator>Ray Lischner</dc:creator>
              <dc:date>2008-09-12T22:52:00</dc:date>
            </office:change-info>
          </text:insertion>
        </text:changed-region>
        <text:changed-region text:id="ct140315064">
          <text:insertion>
            <office:change-info>
              <dc:creator>unknown</dc:creator>
              <dc:date>2008-09-07T19:45:00</dc:date>
            </office:change-info>
          </text:insertion>
        </text:changed-region>
        <text:changed-region text:id="ct160866208">
          <text:deletion>
            <office:change-info>
              <dc:creator>unknown</dc:creator>
              <dc:date>2008-09-07T19:45:00</dc:date>
            </office:change-info>
            <text:p text:style-name="Body_20_Text_20_Cont">ve</text:p>
          </text:deletion>
        </text:changed-region>
        <text:changed-region text:id="ct156736040">
          <text:insertion>
            <office:change-info>
              <dc:creator>unknown</dc:creator>
              <dc:date>2008-09-07T19:45:00</dc:date>
            </office:change-info>
          </text:insertion>
        </text:changed-region>
        <text:changed-region text:id="ct142340440">
          <text:deletion>
            <office:change-info>
              <dc:creator>unknown</dc:creator>
              <dc:date>2008-09-07T19:45:00</dc:date>
            </office:change-info>
            <text:p text:style-name="Body_20_Text_20_Cont">been </text:p>
          </text:deletion>
        </text:changed-region>
        <text:changed-region text:id="ct148626352">
          <text:insertion>
            <office:change-info>
              <dc:creator>Ray Lischner</dc:creator>
              <dc:date>2008-09-10T21:25:00</dc:date>
            </office:change-info>
          </text:insertion>
        </text:changed-region>
        <text:changed-region text:id="ct160232920">
          <text:deletion>
            <office:change-info>
              <dc:creator>Ray Lischner</dc:creator>
              <dc:date>2008-09-10T21:25:00</dc:date>
            </office:change-info>
            <text:p text:style-name="Body_20_Text_20_Cont">can</text:p>
          </text:deletion>
        </text:changed-region>
        <text:changed-region text:id="ct173661824">
          <text:insertion>
            <office:change-info>
              <dc:creator>Ray Lischner</dc:creator>
              <dc:date>2008-09-12T22:53:00</dc:date>
            </office:change-info>
          </text:insertion>
        </text:changed-region>
        <text:changed-region text:id="ct173408024">
          <text:insertion>
            <office:change-info>
              <dc:creator>Ray Lischner</dc:creator>
              <dc:date>2008-09-12T22:54:00</dc:date>
            </office:change-info>
          </text:insertion>
        </text:changed-region>
        <text:changed-region text:id="ct150085832">
          <text:deletion>
            <office:change-info>
              <dc:creator>unknown</dc:creator>
              <dc:date>2008-09-07T19:57:00</dc:date>
            </office:change-info>
            <text:p text:style-name="Body_20_Text">Metaprogramming</text:p>
            <text:p text:style-name="Body_20_Text_20_First">Template specialization opens up a new world of programming: writing a program that executes at compile time. This technique is most often called <text:span text:style-name="T1">metaprogramming</text:span>. Although some metaprogramming examples are mere freak shows, other examples are seriously useful<text:hidden-text text:condition="ooow:comment == 1" text:string-value="but you do not need specialisations to do some metaprogramming" text:is-hidden="true">but you do not need specialisations to do some metaprogramming</text:hidden-text>.</text:p>
            <text:p text:style-name="Body_20_Text">For example, suppose you wanted to take the <text:span text:style-name="Code_20_Inline">fixed</text:span> class that you wrote for Exploration 45 and templatize it with a base type and the number of decimal places. Instead of hardcoding type <text:span text:style-name="Code_20_Inline">int</text:span> and 4 places, you might use, for example, <text:span text:style-name="Code_20_Inline">fixed&lt;long,</text:span> <text:span text:style-name="Code_20_Inline">6&gt;</text:span>. The implementation of <text:span text:style-name="Code_20_Inline">fixed </text:span>relies on compile-time constants <text:span text:style-name="Code_20_Inline">places</text:span> and <text:span text:style-name="Code_20_Inline">places10</text:span>. (See Listing <text:variable-get text:name="chapter" office:value-type="float" style:data-style-name="N0">48</text:variable-get>-<text:reference-ref text:reference-format="text" text:ref-name="fixed_code">7</text:reference-ref> for a skeleton of the <text:span text:style-name="Code_20_Inline">fixed</text:span> class template.) Trivially define <text:span text:style-name="Code_20_Inline">places</text:span> to be the value of the value template parameter. The <text:span text:style-name="Code_20_Inline">places10</text:span> constant is harder, however. Somehow, you need to compute <text:span text:style-name="Code_20_Inline">10</text:span><text:span text:style-name="Code_20_Inline"><text:span text:style-name="T3">places</text:span></text:span> at compile time. It turns out you can do that with template metaprogramming.</text:p>
            <text:p text:style-name="Code_20_Caption"><text:hidden-text text:condition="ooow:" text:string-value=".func" text:is-hidden="true"/>Listing <text:variable-get text:name="chapter" office:value-type="float" style:data-style-name="N0">48</text:variable-get>-<text:reference-mark-start text:name="fixed_code"/><text:sequence text:ref-name="refText8" text:name="Text" text:formula="ooow:Text+1" style:num-format="1">7</text:sequence><text:reference-mark-end text:name="fixed_code"/>. Excerpt of the <text:span text:style-name="Code_20_Inline">fixed</text:span> class template</text:p>
            <text:p text:style-name="Code_20_First">template&lt;class T, int N&gt;</text:p>
            <text:p text:style-name="Code">class fixed</text:p>
            <text:p text:style-name="Code">{</text:p>
            <text:p text:style-name="Code">public:</text:p>
            <text:p text:style-name="Code"><text:s text:c="2"/>typedef T value_type;</text:p>
            <text:p text:style-name="Code"><text:s text:c="2"/>static int const places = N;</text:p>
            <text:p text:style-name="Code_20_Bold"><text:s text:c="2"/>static int const places10 = power10&lt;N&gt;::value;</text:p>
            <text:p text:style-name="Code"/>
            <text:p text:style-name="Code"><text:s text:c="2"/>fixed() : value_(0) {}</text:p>
            <text:p text:style-name="Code"><text:s text:c="2"/>fixed(value_type integer) : value_(integer * places10) {}</text:p>
            <text:p text:style-name="Code"/>
            <text:p text:style-name="Code"><text:s text:c="2"/>value_type integer() const { return value() / places10; }</text:p>
            <text:p text:style-name="Code"><text:s text:c="2"/>value_type fraction() const;</text:p>
            <text:p text:style-name="Code"><text:s text:c="2"/>value_type value() const { return value_; }</text:p>
            <text:p text:style-name="Code">private:</text:p>
            <text:p text:style-name="Code"><text:s text:c="2"/>value_type value_;</text:p>
            <text:p text:style-name="Code">};</text:p>
            <text:p text:style-name="Code"/>
            <text:p text:style-name="Code">template&lt;class T, int N&gt;</text:p>
            <text:p text:style-name="Code">typename fixed&lt;T, N&gt;::value_type fixed&lt;T, N&gt;::fraction()</text:p>
            <text:p text:style-name="Code">const</text:p>
            <text:p text:style-name="Code">{</text:p>
            <text:p text:style-name="Code"><text:s text:c="2"/>return std::abs(value()) % places10;</text:p>
            <text:p text:style-name="Code_20_Last">}</text:p>
            <text:p text:style-name="Body_20_Text_20_Cont">The interesting part is <text:span text:style-name="Code_20_Inline">power10&lt;N&gt;::value</text:span>. Clearly, <text:span text:style-name="Code_20_Inline">power10</text:span> is a template, and the template argument is <text:span text:style-name="Code_20_Inline">N</text:span>. Somehow, this template raises 10 to the <text:span text:style-name="Code_20_Inline">N</text:span>th power and uses it to initialize a compile-time constant data member, <text:span text:style-name="Code_20_Inline">value</text:span>.</text:p>
            <text:p text:style-name="Body_20_Text">Here’s a hint: template metaprograming </text:p>
          </text:deletion>
        </text:changed-region>
        <text:changed-region text:id="ct155302688">
          <text:deletion>
            <office:change-info>
              <dc:creator>unknown</dc:creator>
              <dc:date>2008-09-07T19:47:00</dc:date>
            </office:change-info>
            <text:p text:style-name="Body_20_Text">relies heavily on recursion</text:p>
          </text:deletion>
        </text:changed-region>
        <text:changed-region text:id="ct142754256">
          <text:deletion>
            <office:change-info>
              <dc:creator>unknown</dc:creator>
              <dc:date>2008-09-07T19:57:00</dc:date>
            </office:change-info>
            <text:p text:style-name="Body_20_Text"><text:hidden-text text:condition="ooow:comment == 1" text:string-value="I would have said that it relies heavily on the functional programming paradigm" text:is-hidden="true">I would have said that it relies heavily on the functional programming paradigm</text:hidden-text>. Thus, the primary template for <text:span text:style-name="Code_20_Inline">power10</text:span> is recursive, so <text:span text:style-name="Code_20_Inline">power10&lt;N&gt;::value</text:span> is equal to 10 times <text:span text:style-name="Code_20_Inline">power10&lt;N</text:span> <text:span text:style-name="Code_20_Inline">-</text:span> <text:span text:style-name="Code_20_Inline">1&gt;::value</text:span>. That’s no so hard, is it?</text:p>
            <text:p text:style-name="Body_20_Text">Every recursive algorithm has to stop. When computing a power, the base case is when the exponent is zero: 10<text:span text:style-name="T3">0</text:span> is 1. Define the base case as an explicit specialization. It’s that simple, as you can see in Listing <text:variable-get text:name="chapter" office:value-type="float" style:data-style-name="N0">48</text:variable-get>-<text:reference-ref text:reference-format="text" text:ref-name="pow10_simple_code">8</text:reference-ref>.</text:p>
            <text:p text:style-name="Code_20_Caption"><text:hidden-text text:condition="ooow:" text:string-value=".func" text:is-hidden="true"/>Listing <text:variable-get text:name="chapter" office:value-type="float" style:data-style-name="N0">48</text:variable-get>-<text:reference-mark-start text:name="pow10_simple_code"/><text:sequence text:ref-name="refText9" text:name="Text" text:formula="ooow:Text+1" style:num-format="1">8</text:sequence><text:reference-mark-end text:name="pow10_simple_code"/>. Simple implementation of the <text:span text:style-name="Code_20_Inline">power10</text:span> class template</text:p>
            <text:p text:style-name="Code_20_First">template&lt;int N&gt;</text:p>
            <text:p text:style-name="Code">struct power10</text:p>
            <text:p text:style-name="Code">{</text:p>
            <text:p text:style-name="Code"><text:s text:c="2"/>static int const value = 10 * power10&lt;N - 1&gt;::value;</text:p>
            <text:p text:style-name="Code">};</text:p>
            <text:p text:style-name="Code"/>
            <text:p text:style-name="Code">template&lt;&gt;</text:p>
            <text:p text:style-name="Code">struct power10&lt;0&gt;</text:p>
            <text:p text:style-name="Code">{</text:p>
            <text:p text:style-name="Code"><text:s text:c="2"/>static int const value = 1;</text:p>
            <text:p text:style-name="Code_20_Last">};</text:p>
            <text:p text:style-name="P1">Write a program to test the <text:span text:style-name="Code_20_Inline">power10</text:span> class template.<text:span text:style-name="T4"> Don’t concern yourself with negative template arguments yet. C++ has a couple of different ways to cope with that situation, and I’ll cover them when the time is ripe. My test program is in Listing </text:span><text:span text:style-name="T4"><text:variable-get text:name="chapter" office:value-type="float" style:data-style-name="N0">48</text:variable-get></text:span><text:span text:style-name="T4">-</text:span><text:span text:style-name="T4"><text:reference-ref text:reference-format="text" text:ref-name="test_pow10_code">9</text:reference-ref></text:span><text:span text:style-name="T4">.</text:span></text:p>
            <text:p text:style-name="Code_20_Caption">Listing <text:variable-get text:name="chapter" office:value-type="float" style:data-style-name="N0">48</text:variable-get>-<text:reference-mark-start text:name="test_pow10_code"/><text:sequence text:ref-name="refText11" text:name="Text" text:formula="ooow:Text+1" style:num-format="1">9</text:sequence><text:reference-mark-end text:name="test_pow10_code"/>. Testing the <text:span text:style-name="Code_20_Inline">power10</text:span> class template</text:p>
            <text:p text:style-name="Code_20_First">#include "power10.hpp"</text:p>
            <text:p text:style-name="Code">#include "test.hpp"</text:p>
            <text:p text:style-name="Code"/>
            <text:p text:style-name="Code">int main()</text:p>
            <text:p text:style-name="Code">{</text:p>
            <text:p text:style-name="Code"><text:s text:c="2"/>test(power10&lt;0&gt;::value == 1);</text:p>
            <text:p text:style-name="Code"><text:s text:c="2"/>test(power10&lt;1&gt;::value == 10);</text:p>
            <text:p text:style-name="Code"><text:s text:c="2"/>test(power10&lt;2&gt;::value == 100);</text:p>
            <text:p text:style-name="Code"><text:s text:c="2"/>test(power10&lt;3&gt;::value == 1000);</text:p>
            <text:p text:style-name="Code"><text:s text:c="2"/>test(power10&lt;9&gt;::value == 1000000000);</text:p>
            <text:p text:style-name="Code_20_Last">}</text:p>
            <text:p text:style-name="Body_20_Text_20_Cont">Some compilers have a limited depth for template recursion<text:hidden-text text:condition="ooow:comment == 1" text:string-value="Yes, but see C++ Template Metaprogramming by Abrahams and Gurtovoy." text:is-hidden="true">Yes, but see C++ Template Metaprogramming by Abrahams and Gurtovoy.</text:hidden-text>, so any reduction in recursion depth can be important, possibly the difference between successful compilation and abandoning that compiler. <text:span text:style-name="T5">Can you see how to improve the </text:span><text:span text:style-name="Code_20_Inline"><text:span text:style-name="T5">power10</text:span></text:span><text:span text:style-name="T5"> implementation?</text:span><text:span text:style-name="T4"> ~SSS </text:span><text:span text:style-name="T5">If so, how?</text:span></text:p>
            <text:p text:style-name="Body_20_Text_20_First">~LLL</text:p>
            <text:p text:style-name="Body_20_Text_20_First">~LLL</text:p>
            <text:p text:style-name="Body_20_Text">Instead of multiplying by 10 each time the template recurses, square the value and divide <text:span text:style-name="Code_20_Inline">N</text:span> by <text:span text:style-name="Code_20_Inline">2</text:span>. Instead of a recursion depth of <text:span text:style-name="Code_20_Inline">N</text:span>, the depth becomes log <text:span text:style-name="Code_20_Inline">N</text:span>. In this particular case, the difference is probably not important because a 32-bit platform reaches the limit of <text:span text:style-name="Code_20_Inline">power10&lt;N&gt;</text:span> when <text:span text:style-name="Code_20_Inline">N</text:span> is only 9. On a 64-bit platform, or with a different metaprogram, substituting an <text:span text:style-name="T1">O</text:span>(log <text:span text:style-name="T1">N</text:span>) algorithm for an <text:span text:style-name="T1">O</text:span>(<text:span text:style-name="T1">N</text:span>) algorithm can be a huge win. Unfortunately, implementing this particular optimization requires a new programming technique. Fortunately, the next exploration tells you about this technique.</text:p>
          </text:dele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variable-set text:name="comment" text:display="none" text:formula="ooow:0" office:value-type="float" office:value="0" style:data-style-name="N0"/>Exploration <text:variable-set text:name="chapter" office:value-type="float" office:value="48" style:data-style-name="N0">48</text:variable-set></text:p>
      <text:p text:style-name="Chapter_20_Title">Template Specialization</text:p>
      <text:p text:style-name="Body_20_Text_20_First">The ability to write a template and then use that template multiple times, with different template arguments each time, is one of the great features of C++. Even better is the ability to carve out exceptions to the rule. That is, you can tell the compiler to use a template for most template arguments, except that for certain argument types, it should use a different template definition. This exploration introduces this <text:change text:change-id="ct147913808"/><text:s/>feature.</text:p>
      <text:p text:style-name="Heading_20_1">Instantiation and Specialization</text:p>
      <text:p text:style-name="Body_20_Text_20_First">Template terminology is tricky. When you use a template, that is known as <text:span text:style-name="T1">instantiating</text:span> the template. A <text:span text:style-name="T1">template instance</text:span> is a concrete function or class that the compiler creates by applying the template arguments to the template definition. Another name for a template instance is a <text:span text:style-name="T1">specialization</text:span>. Thus, <text:span text:style-name="Code_20_Inline">rational&lt;int&gt;</text:span> is a specialization of the template <text:span text:style-name="Code_20_Inline">rational&lt;&gt;</text:span>.</text:p>
      <text:p text:style-name="Body_20_Text">Thus, specialization is the realization of a template for a specific set of template arguments. C++ lets you define a custom specialization for one particular set of template arguments, that is, you can create an exception to the rule set down by the template. When you define the specialization instead of letting the compiler instantiate the template for you, it is known as <text:span text:style-name="T1">explicit specialization</text:span>. Thus, a specialization that the compiler creates automatically would be an <text:span text:style-name="T1">implicit specialization</text:span>. (Explicit specialization is also called <text:span text:style-name="T1">full specialization</text:span>, for reasons which will become clear in the next exploration.)<text:hidden-text text:condition="ooow:comment == 1" text:string-value="and just to make it worse we have explicit instantiations" text:is-hidden="true">and just to make it worse we have explicit instantiations</text:hidden-text></text:p>
      <text:p text:style-name="Body_20_Text">For example, suppose you define a simple class template, <text:span text:style-name="Code_20_Inline">point</text:span>, to represent an (<text:span text:style-name="T1">x</text:span>, <text:span text:style-name="T1">y</text:span>) coordinate, templatized to accept any numeric type as the type for <text:span text:style-name="T1">x</text:span> and <text:span text:style-name="T1">y</text:span>. Because some types are large, you decide to pass values by <text:span text:style-name="Code_20_Inline">const</text:span> reference whenever possible, as shown in Listing <text:variable-get text:name="chapter" office:value-type="float" style:data-style-name="N0">48</text:variable-get>-<text:reference-ref text:reference-format="text" text:ref-name="point_template_code">1</text:reference-ref>.</text:p>
      <text:p text:style-name="Code_20_Caption"><text:hidden-text text:condition="ooow:" text:string-value=".func" text:is-hidden="true"/>Listing <text:variable-get text:name="chapter" office:value-type="float" style:data-style-name="N0">48</text:variable-get>-<text:reference-mark-start text:name="point_template_code"/><text:sequence text:ref-name="refText3" text:name="Text" text:formula="ooow:Text+1" style:num-format="1">1</text:sequence><text:reference-mark-end text:name="point_template_code"/>. The <text:span text:style-name="Code_20_Inline">point</text:span> class template</text:p>
      <text:p text:style-name="Code_20_First">template&lt;class T&gt;</text:p>
      <text:p text:style-name="Code">class point</text:p>
      <text:p text:style-name="Code">{</text:p>
      <text:p text:style-name="Code">public:</text:p>
      <text:p text:style-name="Code"><text:s text:c="2"/>typedef T value_type;</text:p>
      <text:p text:style-name="Code"><text:s text:c="2"/>point(T const&amp; x, T const&amp; y) : x_(x), y_(y) {}</text:p>
      <text:p text:style-name="Code"><text:s text:c="2"/>point() : x_(), y_() {}</text:p>
      <text:p text:style-name="Code"><text:s text:c="2"/>T const&amp; x() const { return x_; }</text:p>
      <text:p text:style-name="Code"><text:s text:c="2"/>T const&amp; y() const { return y_; }</text:p>
      <text:p text:style-name="Code"><text:s text:c="2"/>void move_absolute(T const&amp; x, T const&amp; y) {</text:p>
      <text:p text:style-name="Code"><text:s text:c="4"/>x_ = x;</text:p>
      <text:p text:style-name="Code"><text:s text:c="4"/>y_ = y;</text:p>
      <text:p text:style-name="Code"><text:s text:c="2"/>}</text:p>
      <text:p text:style-name="Code"><text:s text:c="2"/>void move_relative(T const&amp; dx, T const&amp; dy) {</text:p>
      <text:p text:style-name="Code"><text:s text:c="4"/>x_ += dx;</text:p>
      <text:p text:style-name="Code"><text:soft-page-break/><text:s text:c="4"/>y_ += dy;</text:p>
      <text:p text:style-name="Code"><text:s text:c="2"/>}</text:p>
      <text:p text:style-name="Code">private:</text:p>
      <text:p text:style-name="Code"><text:s text:c="2"/>T x_;</text:p>
      <text:p text:style-name="Code"><text:s text:c="2"/>T y_;</text:p>
      <text:p text:style-name="Code_20_Last">};</text:p>
      <text:p text:style-name="Body_20_Text_20_Cont">The <text:span text:style-name="Code_20_Inline">point</text:span> template works with <text:span text:style-name="Code_20_Inline">int</text:span>, <text:span text:style-name="Code_20_Inline">double</text:span>, <text:span text:style-name="Code_20_Inline">rational</text:span>, and any type that behaves the same way as the built-in numeric types. If you had, say, an arbitrary-precision numeric type, you could use that, too, and because such objects are potentially very large, passing by reference is a good choice for default behavior.</text:p>
      <text:p text:style-name="Body_20_Text">On the other hand, <text:span text:style-name="Code_20_Inline">point&lt;int&gt;</text:span> is a fairly common usage, especially in graphical user interface<text:change-start text:change-id="ct146986920"/>s<text:change-end text:change-id="ct146986920"/>. In a mathematical context, <text:span text:style-name="Code_20_Inline">point&lt;double&gt;</text:span> might be more common. In either case, you might decide that passing values by reference is actually wasteful. You can define an explicit specialization for <text:span text:style-name="Code_20_Inline">point&lt;int&gt;</text:span> to pass arguments by value, as shown in Listing <text:variable-get text:name="chapter" office:value-type="float" style:data-style-name="N0">48</text:variable-get>-<text:reference-ref text:reference-format="text" text:ref-name="point_int_code">2</text:reference-ref>.</text:p>
      <text:p text:style-name="Code_20_Caption"><text:hidden-text text:condition="ooow:" text:string-value=".func" text:is-hidden="true"/>Listing <text:variable-get text:name="chapter" office:value-type="float" style:data-style-name="N0">48</text:variable-get>-<text:reference-mark-start text:name="point_int_code"/><text:sequence text:ref-name="refText4" text:name="Text" text:formula="ooow:Text+1" style:num-format="1">2</text:sequence><text:reference-mark-end text:name="point_int_code"/>. The <text:span text:style-name="Code_20_Inline">point&lt;int&gt;</text:span> specialization</text:p>
      <text:p text:style-name="Code_20_First">template&lt;&gt;</text:p>
      <text:p text:style-name="Code">class point&lt;int&gt;</text:p>
      <text:p text:style-name="Code">{</text:p>
      <text:p text:style-name="Code">public:</text:p>
      <text:p text:style-name="Code"><text:s text:c="2"/>typedef int value_type;</text:p>
      <text:p text:style-name="Code"><text:s text:c="2"/>point(int x, int y) : x_(x), y_(y) {}</text:p>
      <text:p text:style-name="Code"><text:s text:c="2"/>point() : x_(), y_() {}</text:p>
      <text:p text:style-name="Code"><text:s text:c="2"/>int x() const { return x_; }</text:p>
      <text:p text:style-name="Code"><text:s text:c="2"/>int y() const { return y_; }</text:p>
      <text:p text:style-name="Code"><text:s text:c="2"/>void move_absolute(int x, int y) {</text:p>
      <text:p text:style-name="Code"><text:s text:c="4"/>x_ = x;</text:p>
      <text:p text:style-name="Code"><text:s text:c="4"/>y_ = y;</text:p>
      <text:p text:style-name="Code"><text:s text:c="2"/>}</text:p>
      <text:p text:style-name="Code"><text:s text:c="2"/>void move_relative(int dx, int dy) {</text:p>
      <text:p text:style-name="Code"><text:s text:c="4"/>x_ += dx;</text:p>
      <text:p text:style-name="Code"><text:s text:c="4"/>y_ += dy;</text:p>
      <text:p text:style-name="Code"><text:s text:c="2"/>}</text:p>
      <text:p text:style-name="Code">private:</text:p>
      <text:p text:style-name="Code"><text:s text:c="2"/>int x_;</text:p>
      <text:p text:style-name="Code"><text:s text:c="2"/>int y_;</text:p>
      <text:p text:style-name="Code_20_Last">};</text:p>
      <text:p text:style-name="Body_20_Text_20_Cont">Start an explicit specialization with <text:span text:style-name="Code_20_Inline">template&lt;&gt;</text:span> (notice the empty angle brackets), which tells the compiler that you are writing an explicit specialization. Then comes the definition. Notice how the class name is the specialized template name: <text:span text:style-name="Code_20_Inline">point&lt;int&gt;</text:span>. That’s how the compiler knows what you are specializing. <text:change-start text:change-id="ct151629096"/>Before you can specialize a template, you must tell the compiler <text:change-end text:change-id="ct151629096"/><text:change-start text:change-id="ct157084000"/>about the class template with a declaration of the class name or a full definition of the class template.<text:change-end text:change-id="ct157084000"/><text:change text:change-id="ct146787952"/><text:change text:change-id="ct150564736"/><text:change text:change-id="ct147890184"/><text:change text:change-id="ct157747400"/><text:hidden-text text:condition="ooow:comment == 1" text:string-value="No, that is not AFAIK correct. The restriction is that the declaration of the specialisationh must be visible at the point at which the specialisation is first used in a TU. In addition, there is no requirement for a primary template definition to exist anywhere, something extensively used in meta programming. Also see the example in the Standard 14.7.3 para 1" text:is-hidden="true">No, that is not AFAIK correct. The restriction is that the declaration of the specialisationh must be visible at the point at which the specialisation is first used in a TU. In addition, there is no requirement for a primary template definition to exist anywhere, something extensively used in meta programming. Also see the example in the Standard 14.7.3 para 1</text:hidden-text><text:change text:change-id="ct157749000"/><text:change text:change-id="ct140384704"/> <text:change text:change-id="ct160695704"/><text:change-start text:change-id="ct146909400"/>T<text:change-end text:change-id="ct146909400"/>ypically you would put the<text:change-start text:change-id="ct153026080"/> class template declaration followed by its specializations<text:change-end text:change-id="ct153026080"/><text:change text:change-id="ct160642048"/> in <text:change text:change-id="ct143055256"/><text:change-start text:change-id="ct149017896"/>a single<text:change-end text:change-id="ct149017896"/> header, in the right order.<text:hidden-text text:condition="ooow:comment == 1" text:string-value="In addition, there is a technique whereby the primary template is derived from a specialization. That effectively means that the specialization MUST be defined before the proimary." text:is-hidden="true">In addition, there is a technique whereby the primary template is derived from a specialization. That effectively means that the specialization MUST be defined before the proimary.</text:hidden-text></text:p>
      <text:p text:style-name="Body_20_Text">Your explicit specialization completely replaces the template de<text:change-start text:change-id="ct142956480"/>clara<text:change-end text:change-id="ct142956480"/><text:change text:change-id="ct160175744"/>tion for that template argument (or arguments: if the template takes multiple arguments, you must supply a specific value for each one). Although convention dictates that <text:span text:style-name="Code_20_Inline">point&lt;int&gt;</text:span> should define all the same members as the primary template, <text:span text:style-name="Code_20_Inline">point&lt;&gt;</text:span>, the compiler imposes no such limitation<text:hidden-text text:condition="ooow:comment == 1" text:string-value="and this is one of the causes of problems with trying to fix the infamous std::vector&lt;bool&gt;, it has extra members" text:is-hidden="true">and this is one of the causes of problems with trying to fix the infamous std::vector&lt;bool&gt;, it has extra members</text:hidden-text>.</text:p>
      <text:p text:style-name="P2"><text:span text:style-name="T5">Write an explicit specialization for </text:span><text:span text:style-name="Code_20_Inline"><text:span text:style-name="T5">point&lt;double&gt;</text:span></text:span><text:span text:style-name="T5">.</text:span> Add a debugging statement to the primary template and to the specialization so you can prove to yourself that the compiler really does choose the specialization. Write a main program to use <text:span text:style-name="Code_20_Inline">point&lt;double&gt;</text:span> and <text:span text:style-name="Code_20_Inline">point&lt;short&gt;</text:span>, <text:s/>and check that the correct debugging statements execute. Listing <text:variable-get text:name="chapter" office:value-type="float" style:data-style-name="N0">48</text:variable-get>-<text:reference-ref text:reference-format="text" text:ref-name="point_double_code">3</text:reference-ref> shows how the program looks when I write it.</text:p>
      <text:p text:style-name="Code_20_Caption">Listing <text:variable-get text:name="chapter" office:value-type="float" style:data-style-name="N0">48</text:variable-get>-<text:reference-mark-start text:name="point_double_code"/><text:sequence text:ref-name="refText5" text:name="Text" text:formula="ooow:Text+1" style:num-format="1">3</text:sequence><text:reference-mark-end text:name="point_double_code"/>. Specializing <text:span text:style-name="Code_20_Inline">point&lt;double&gt;</text:span> and testing the code</text:p>
      <text:p text:style-name="Code_20_First">#include &lt;iostream&gt;</text:p>
      <text:p text:style-name="Code">#include &lt;ostream&gt;</text:p>
      <text:p text:style-name="Code"/>
      <text:p text:style-name="Code">template&lt;class T&gt;</text:p>
      <text:p text:style-name="Code">class point</text:p>
      <text:p text:style-name="Code">{</text:p>
      <text:p text:style-name="Code">public:</text:p>
      <text:p text:style-name="Code"><text:s text:c="2"/>typedef T value_type;</text:p>
      <text:p text:style-name="Code"><text:s text:c="2"/>point(T const&amp; x, T const&amp; y) : x_(x), y_(y) {}</text:p>
      <text:p text:style-name="Code"><text:s text:c="2"/>point() : x_(), y_() { std::cout &lt;&lt; "point&lt;&gt;()\n"; }</text:p>
      <text:p text:style-name="Code"><text:s text:c="2"/>T const&amp; x() const { return x_; }</text:p>
      <text:p text:style-name="Code"><text:s text:c="2"/>T const&amp; y() const { return y_; }</text:p>
      <text:p text:style-name="Code"><text:s text:c="2"/>void move_absolute(T const&amp; x, T const&amp; y) {</text:p>
      <text:p text:style-name="Code"><text:s text:c="4"/>x_ = x;</text:p>
      <text:p text:style-name="Code"><text:s text:c="4"/>y_ = y;</text:p>
      <text:p text:style-name="Code"><text:s text:c="2"/>}</text:p>
      <text:p text:style-name="Code"><text:s text:c="2"/>void move_relative(T const&amp; dx, T const&amp; dy) {</text:p>
      <text:p text:style-name="Code"><text:s text:c="4"/>x_ += dx;</text:p>
      <text:p text:style-name="Code"><text:s text:c="4"/>y_ += dy;</text:p>
      <text:p text:style-name="Code"><text:s text:c="2"/>}</text:p>
      <text:p text:style-name="Code">private:</text:p>
      <text:p text:style-name="Code"><text:s text:c="2"/>T x_;</text:p>
      <text:p text:style-name="Code"><text:s text:c="2"/>T y_;</text:p>
      <text:p text:style-name="Code">};</text:p>
      <text:p text:style-name="Code"/>
      <text:p text:style-name="Code">template&lt;&gt;</text:p>
      <text:p text:style-name="Code">class point&lt;double&gt;</text:p>
      <text:p text:style-name="Code">{</text:p>
      <text:p text:style-name="Code">public:</text:p>
      <text:p text:style-name="Code"><text:s text:c="2"/>typedef double value_type;</text:p>
      <text:p text:style-name="Code"><text:s text:c="2"/>point(double <text:s/>x, double y) : x_(x), y_(y) {}</text:p>
      <text:p text:style-name="Code"><text:s text:c="2"/>point() : x_(), y_() { std::cout &lt;&lt; "point&lt;double&gt; specialization\n"; }</text:p>
      <text:p text:style-name="Code"><text:s text:c="2"/>double x() const { return x_; }</text:p>
      <text:p text:style-name="Code"><text:s text:c="2"/>double y() const { return y_; }</text:p>
      <text:p text:style-name="Code"><text:s text:c="2"/>void move_absolute(double x, double y) {</text:p>
      <text:p text:style-name="Code"><text:s text:c="4"/>x_ = x;</text:p>
      <text:p text:style-name="Code"><text:soft-page-break/><text:s text:c="4"/>y_ = y;</text:p>
      <text:p text:style-name="Code"><text:s text:c="2"/>}</text:p>
      <text:p text:style-name="Code"><text:s text:c="2"/>void move_relative(double dx, double dy) {</text:p>
      <text:p text:style-name="Code"><text:s text:c="4"/>x_ += dx;</text:p>
      <text:p text:style-name="Code"><text:s text:c="4"/>y_ += dy;</text:p>
      <text:p text:style-name="Code"><text:s text:c="2"/>}</text:p>
      <text:p text:style-name="Code">private:</text:p>
      <text:p text:style-name="Code"><text:s text:c="2"/>double x_;</text:p>
      <text:p text:style-name="Code"><text:s text:c="2"/>double y_;</text:p>
      <text:p text:style-name="Code">};</text:p>
      <text:p text:style-name="Code"/>
      <text:p text:style-name="Code">int main()</text:p>
      <text:p text:style-name="Code">{</text:p>
      <text:p text:style-name="Code"><text:s text:c="2"/>point&lt;short&gt; s;</text:p>
      <text:p text:style-name="Code"><text:s text:c="2"/>point&lt;double&gt; d;</text:p>
      <text:p text:style-name="Code"><text:s text:c="2"/>s.move_absolute(10, 20);</text:p>
      <text:p text:style-name="Code"><text:s text:c="2"/>d.move_absolute(1.23, 4.56);</text:p>
      <text:p text:style-name="Code_20_Last">}</text:p>
      <text:p text:style-name="Body_20_Text_20_Cont">If you really want to get fancy, include the <text:span text:style-name="Code_20_Inline">&lt;typeinfo&gt;</text:span> header, and<text:change-start text:change-id="ct156357568"/>,<text:change-end text:change-id="ct156357568"/> in the primary template, <text:s/>call <text:span text:style-name="Code_20_Inline">typeid(T).name()</text:span> to obtain a string that describes the type <text:span text:style-name="Code_20_Inline">T</text:span>. The exact contents of the string depends on the implementation. The <text:span text:style-name="Code_20_Inline">typeid</text:span> keyword return<text:change-start text:change-id="ct148185960"/>s<text:change-end text:change-id="ct148185960"/> a <text:span text:style-name="Code_20_Inline">typeinfo</text:span> object (defined in <text:span text:style-name="Code_20_Inline">&lt;typeinfo&gt;</text:span>) that describes a type, or you can apply the keyword to an expression to obtain information on the expression’s type. You can’t do much with a <text:span text:style-name="Code_20_Inline">typeinfo</text:span> object. It’s not a reflection mechanism, but you can call the <text:span text:style-name="Code_20_Inline">name()</text:span> member function to get a name. This is a handy debugging technique when you have a complicated template situation, and you aren’t quite sure what the compiler thinks the template argument is. Thus, write the constructor as follows:</text:p>
      <text:p text:style-name="Code_20_Single"><text:hidden-text text:condition="ooow:" text:string-value=".func" text:is-hidden="true"/>point() : x_(), y_() { std::cout &lt;&lt; "point&lt;" &lt;&lt; typeid(T).name() &lt;&lt; "&gt;()\n"; }</text:p>
      <text:p text:style-name="Body_20_Text_20_Cont">One compiler I have prints:</text:p>
      <text:p text:style-name="Results_20_First">point&lt;short&gt;()</text:p>
      <text:p text:style-name="Results_20_Last">point&lt;double&gt; specialization</text:p>
      <text:p text:style-name="Body_20_Text_20_Cont">Another prints:</text:p>
      <text:p text:style-name="Results_20_First">point&lt;s&gt;()</text:p>
      <text:p text:style-name="Results_20_Last">point&lt;double&gt; specialization</text:p>
      <text:p text:style-name="Heading_20_1"><text:change-start text:change-id="ct165839968"/>Custom Comparators</text:p>
      <text:p text:style-name="Body_20_Text_20_First">The <text:span text:style-name="Code_20_Inline">map</text:span> container lets you provide a custom comparator. The default behavior is for <text:span text:style-name="Code_20_Inline">map</text:span> to use a template class, <text:span text:style-name="Code_20_Inline">std::less&lt;&gt;</text:span>, which is a functor that uses the <text:span text:style-name="Code_20_Inline">&lt;</text:span> operator to compare keys. If you want to store a type that cannot be compared with <text:span text:style-name="Code_20_Inline">&lt;</text:span>, you can specialize <text:span text:style-name="Code_20_Inline">std::less</text:span> for your type. For example, suppose you have a <text:span text:style-name="Code_20_Inline">person</text:span> class, which stores a person’s name, address, and telephone number. You want to store a <text:span text:style-name="Code_20_Inline">person</text:span> in a <text:span text:style-name="Code_20_Inline">map</text:span>, ordered by name. All you need to do is write a template specialization, <text:span text:style-name="Code_20_Inline">std::less&lt;person&gt;</text:span>, as shown in Listing <text:variable-get text:name="chapter" office:value-type="float" style:data-style-name="N0">48</text:variable-get>-<text:reference-ref text:reference-format="text" text:ref-name="std_less_person_code">4</text:reference-ref>.</text:p>
      <text:p text:style-name="Code_20_Caption"><text:soft-page-break/>Listing <text:variable-get text:name="chapter" office:value-type="float" style:data-style-name="N0">48</text:variable-get>-<text:reference-mark-start text:name="std_less_person_code"/><text:sequence text:ref-name="refText0" text:name="Text" text:formula="ooow:Text+1" style:num-format="1">4</text:sequence><text:reference-mark-end text:name="std_less_person_code"/>. Specializing <text:span text:style-name="Code_20_Inline">std::less</text:span> to compare <text:span text:style-name="Code_20_Inline">person</text:span> objects by name</text:p>
      <text:p text:style-name="Code_20_First">#include &lt;functional&gt;</text:p>
      <text:p text:style-name="Code">#include &lt;iostream&gt;</text:p>
      <text:p text:style-name="Code">#include &lt;map&gt;</text:p>
      <text:p text:style-name="Code">#include &lt;ostream&gt;</text:p>
      <text:p text:style-name="Code">#include &lt;string&gt;</text:p>
      <text:p text:style-name="Code"/>
      <text:p text:style-name="Code">class person {</text:p>
      <text:p text:style-name="Code">public:</text:p>
      <text:p text:style-name="Code"><text:s text:c="3"/>person() : name_(), address_(), phone_() {}</text:p>
      <text:p text:style-name="Code"><text:s text:c="3"/>person(std::string const&amp; name,</text:p>
      <text:p text:style-name="Code"><text:s text:c="10"/>std::string const&amp; address,</text:p>
      <text:p text:style-name="Code"><text:s text:c="10"/>std::string const&amp; phone)</text:p>
      <text:p text:style-name="Code"><text:s text:c="3"/>: name_(name), address_(address), phone_(phone)</text:p>
      <text:p text:style-name="Code"><text:s text:c="3"/>{}</text:p>
      <text:p text:style-name="Code"><text:s text:c="3"/>std::string const&amp; name() <text:s text:c="3"/>const { return name_; }</text:p>
      <text:p text:style-name="Code"><text:s text:c="3"/>std::string const&amp; address() const { return address_; }</text:p>
      <text:p text:style-name="Code"><text:s text:c="3"/>std::string const&amp; phone() <text:s text:c="2"/>const { return phone_; }</text:p>
      <text:p text:style-name="Code">private:</text:p>
      <text:p text:style-name="Code"><text:s text:c="3"/>std::string name_, address_, phone_;</text:p>
      <text:p text:style-name="Code">};</text:p>
      <text:p text:style-name="Code"/>
      <text:p text:style-name="Code">namespace std {</text:p>
      <text:p text:style-name="Code"><text:s text:c="3"/>template&lt;&gt;</text:p>
      <text:p text:style-name="Code"><text:s text:c="3"/>struct less&lt;person&gt; {</text:p>
      <text:p text:style-name="Code"><text:s text:c="6"/>bool operator()(person const&amp; a, person const&amp; b) const {</text:p>
      <text:p text:style-name="Code"><text:s text:c="9"/>return a.name() &lt; b.name();</text:p>
      <text:p text:style-name="Code"><text:s text:c="6"/>}</text:p>
      <text:p text:style-name="Code"><text:s text:c="3"/>};</text:p>
      <text:p text:style-name="Code">}</text:p>
      <text:p text:style-name="Code"/>
      <text:p text:style-name="Code">int main()</text:p>
      <text:p text:style-name="Code">{</text:p>
      <text:p text:style-name="Code"><text:s text:c="3"/>std::map&lt;person&gt; people;</text:p>
      <text:p text:style-name="Code"><text:s text:c="3"/>people["Ray"] = person("Ray", "123 Erewhon", "555-5555");</text:p>
      <text:p text:style-name="Code"><text:s text:c="3"/>people["Arthur"] = person("Arthur", "456 Utopia", "123-4567");</text:p>
      <text:p text:style-name="Code"><text:s text:c="3"/>std::cout &lt;&lt; people.begin()-&gt;name() &lt;&lt; '\n';</text:p>
      <text:p text:style-name="Code_20_Last">}</text:p>
      <text:p text:style-name="Body_20_Text_20_Cont">You are allowed to specialize templates that are defined in the <text:span text:style-name="Code_20_Inline">std</text:span> namespace, but you cannot add new declarations to <text:span text:style-name="Code_20_Inline">std</text:span>. The <text:span text:style-name="Code_20_Inline">std::less</text:span> template is declared in the <text:span text:style-name="Code_20_Inline">&lt;functional&gt;</text:span> header. This header defines comparator templates for all the relational and equality operators, and some more besides. Consult a language reference for details. What matters right now is what the <text:span text:style-name="Code_20_Inline">std::less</text:span> primary template looks like, that is, the main template that C++ uses when it cannot find an explicit specialization (such as <text:span text:style-name="Code_20_Inline">std::less&lt;person&gt;</text:span>). <text:span text:style-name="T5">Write the definition of a class template, less, that would serve as a primary template to compare any comparable objects with the </text:span><text:span text:style-name="Code_20_Inline"><text:span text:style-name="T5">&lt;</text:span></text:span><text:span text:style-name="T5"> operator.</text:span><text:span text:style-name="T4"> Compare your solution with Listing </text:span><text:span text:style-name="T4"><text:variable-get text:name="chapter" office:value-type="float" style:data-style-name="N0">48</text:variable-get></text:span><text:span text:style-name="T4">-</text:span><text:span text:style-name="T4"><text:reference-ref text:reference-format="text" text:ref-name="std_less_template_code">5</text:reference-ref></text:span><text:span text:style-name="T4">.</text:span></text:p>
      <text:p text:style-name="Code_20_Caption"><text:span text:style-name="T4">Listing </text:span><text:span text:style-name="T4"><text:variable-get text:name="chapter" office:value-type="float" style:data-style-name="N0">48</text:variable-get></text:span><text:span text:style-name="T4">-</text:span><text:reference-mark-start text:name="std_less_template_code"/><text:span text:style-name="T4"><text:sequence text:ref-name="refText7" text:name="Text" text:formula="ooow:Text+1" style:num-format="1">5</text:sequence></text:span><text:reference-mark-end text:name="std_less_template_code"/><text:span text:style-name="T4">. The primary </text:span><text:span text:style-name="Code_20_Inline"><text:span text:style-name="T4">std::less</text:span></text:span><text:span text:style-name="T4"> class template</text:span></text:p>
      <text:p text:style-name="Code_20_First"><text:span text:style-name="T4">template&lt;class T&gt;</text:span></text:p>
      <text:p text:style-name="Code"><text:span text:style-name="T4">struct less {</text:span></text:p>
      <text:p text:style-name="Code"><text:span text:style-name="T4"><text:s text:c="3"/>bool operator()(T const&amp; a, T const&amp; b) const { return a &lt; b; }</text:span></text:p>
      <text:p text:style-name="Code_20_Last"><text:soft-page-break/><text:span text:style-name="T4">};</text:span></text:p>
      <text:p text:style-name="Body_20_Text_20_Cont"><text:span text:style-name="T4">Take a peek into your standard library’s </text:span><text:span text:style-name="Code_20_Inline"><text:span text:style-name="T4">&lt;functional&gt;</text:span></text:span><text:span text:style-name="T4"> header. It might be in another file that </text:span><text:span text:style-name="Code_20_Inline"><text:span text:style-name="T4">&lt;functional&gt;</text:span></text:span><text:span text:style-name="T4"> </text:span><text:span text:style-name="Code_20_Inline"><text:span text:style-name="T4">#include</text:span></text:span><text:span text:style-name="T4">s, and it might be more complicated than Listing </text:span><text:span text:style-name="T4"><text:variable-get text:name="chapter" office:value-type="float" style:data-style-name="N0">48</text:variable-get></text:span><text:span text:style-name="T4">-</text:span><text:span text:style-name="T4"><text:reference-ref text:reference-format="text" text:ref-name="std_less_template_code">5</text:reference-ref></text:span><text:span text:style-name="T4">, but you should be able to find something you can recognize and understand.</text:span></text:p>
      <text:p text:style-name="Heading_20_1"><text:change-end text:change-id="ct165839968"/><text:change-start text:change-id="ct186185312"/>Specializing Function Templates</text:p>
      <text:p text:style-name="Body_20_Text_20_First">You can specialize a function template, but you should prefer overloading to templates. For example, let’s keep working with the template form of <text:span text:style-name="Code_20_Inline">absval</text:span> (Exploration 46). Suppose you have an arbitrary-precision integer class, <text:span text:style-name="Code_20_Inline">integer</text:span>, and it has an efficient absolute value function (that is, it simply clears the sign bit, so there’s no need to compare the value with zero). Instead of the template form of <text:span text:style-name="Code_20_Inline">absval</text:span>, you want to use the efficient method for taking the absolute value of <text:span text:style-name="Code_20_Inline">integer</text:span>. Although C++ permits you to specialize the <text:span text:style-name="Code_20_Inline">absval&lt;&gt;</text:span> function template, a better solution is to override the <text:span text:style-name="Code_20_Inline">absval</text:span> function (not template):</text:p>
      <text:p text:style-name="Code_20_First"><text:hidden-text text:condition="ooow:" text:string-value=".func" text:is-hidden="true"/>integer absval(integer i)</text:p>
      <text:p text:style-name="Code">{</text:p>
      <text:p text:style-name="Code"><text:s text:c="3"/>i.clear_sign_bit;</text:p>
      <text:p text:style-name="Code"><text:s text:c="3"/>return i;</text:p>
      <text:p text:style-name="Code_20_Last">}</text:p>
      <text:p text:style-name="Body_20_Text_20_First">When the compiler sees a call to absval, it examines the type of the argument. If the type matches the type used in a non-template function, the compiler arranges to call that function. If it can’t find a match, it checks template functions. The precise rules are complicated, and I will discuss them later in the book. For now, just remember that the compiler prefers non-template functions to template functions.</text:p>
      <text:p text:style-name="Body_20_Text">Sometimes, however, you need to write a template function, even if you just want to overload the <text:span text:style-name="Code_20_Inline">absval</text:span> function. For example, suppose you want to improve the absolute value function for the <text:span text:style-name="Code_20_Inline">rational&lt;T&gt;</text:span> class template. There is no need to compare the entire value with zero; just compare the numerator, and avoid unnecessary multiplications:</text:p>
      <text:p text:style-name="Code_20_First"><text:hidden-text text:condition="ooow:" text:string-value=".func" text:is-hidden="true"/>template&lt;class T&gt;</text:p>
      <text:p text:style-name="Code">rational&lt;T&gt; absval(rational&lt;T&gt; const&amp; r)</text:p>
      <text:p text:style-name="Code">{</text:p>
      <text:p text:style-name="Code"><text:s text:c="2"/>if (r.numerator() &lt; 0) // to avoid unnecessary multiplications in operator&lt;</text:p>
      <text:p text:style-name="Code"><text:s text:c="4"/>return -r;</text:p>
      <text:p text:style-name="Code"><text:s text:c="2"/>else</text:p>
      <text:p text:style-name="Code"><text:s text:c="4"/>return r;</text:p>
      <text:p text:style-name="Code_20_Last">}</text:p>
      <text:p text:style-name="Body_20_Text_20_Cont">When you call <text:span text:style-name="Code_20_Inline">absval</text:span>, pass it an argument in the usual way. If you pass an <text:span text:style-name="Code_20_Inline">int</text:span>, <text:span text:style-name="Code_20_Inline">double</text:span>, or other built-in numeric type, the compiler instantiates the original function template. If you pass an <text:span text:style-name="Code_20_Inline">integer</text:span> object, the compiler calls the overloaded non-template function, and if you pass a <text:span text:style-name="Code_20_Inline">rational</text:span> object, the compiler instantiates the overloaded function template.</text:p>
      <text:p text:style-name="Heading_20_1"><text:change-end text:change-id="ct186185312"/>Traits</text:p>
      <text:p text:style-name="Body_20_Text_20_First"><text:change text:change-id="ct140781272"/><text:change-start text:change-id="ct171009328"/>Another<text:change-end text:change-id="ct171009328"/> use of specialization is to define a template that captures the characteristics, or <text:span text:style-name="T1">traits</text:span>, of a <text:s/>type. You’ve already seen one example of a traits template: <text:span text:style-name="Code_20_Inline">std::</text:span><text:span text:style-name="Code_20_Inline"><text:span text:style-name="T10">numeric_limits</text:span></text:span>. The <text:span text:style-name="Code_20_Inline">&lt;limits&gt;</text:span> header defines a class template named <text:span text:style-name="Code_20_Inline">std::numeric_limits</text:span>. The primary template is rather dull, saying that the type has zero digits of precision, a radix of zero, and so on. Th<text:soft-page-break/>e only way this template makes any sense is to specialize it. Thus, the <text:span text:style-name="Code_20_Inline">&lt;limits&gt;</text:span> header also defines explicit specializations of the template for all the built-in types. Thus, you can discover the smallest <text:span text:style-name="Code_20_Inline">int</text:span> by calling <text:span text:style-name="Code_20_Inline">std::numeric_limits&lt;int&gt;::min()</text:span> or determine the floating-point radix with <text:span text:style-name="Code_20_Inline">std::numeric_limits&lt;double&gt;::radix</text:span>, and so on. Every specialization declares the same members, but with values that are particular to the specialization.</text:p>
      <text:p text:style-name="Body_20_Text">You can define your own specialization when you create a numeric type, such as <text:span text:style-name="Code_20_Inline">rational</text:span>. Defining a template of a template involves some difficulties that I will cover in the next exploration, so for now, go back to Listing 44-9 and the old-fashioned, non-template <text:span text:style-name="Code_20_Inline">rational</text:span> class, which hardcoded <text:span text:style-name="Code_20_Inline">int</text:span> as the base type. Listing <text:variable-get text:name="chapter" office:value-type="float" style:data-style-name="N0">48</text:variable-get>-<text:reference-ref text:reference-format="text" text:ref-name="numeric_limits_rational_code">6</text:reference-ref> shows how to specialize numeric limits for this <text:span text:style-name="Code_20_Inline">rational</text:span> class.</text:p>
      <text:p text:style-name="Code_20_Caption"><text:hidden-text text:condition="ooow:" text:string-value=".func" text:is-hidden="true"/>Listing <text:variable-get text:name="chapter" office:value-type="float" style:data-style-name="N0">48</text:variable-get>-<text:reference-mark-start text:name="numeric_limits_rational_code"/><text:sequence text:ref-name="refText6" text:name="Text" text:formula="ooow:Text+1" style:num-format="1">6</text:sequence><text:reference-mark-end text:name="numeric_limits_rational_code"/>. Specializing <text:span text:style-name="Code_20_Inline">numeric_limits</text:span> for the <text:span text:style-name="Code_20_Inline">rational</text:span> class</text:p>
      <text:p text:style-name="Code_20_First">namespace std {</text:p>
      <text:p text:style-name="Code">template&lt;&gt;</text:p>
      <text:p text:style-name="Code">class numeric_limits&lt;rational&gt;</text:p>
      <text:p text:style-name="Code">{</text:p>
      <text:p text:style-name="Code">public:</text:p>
      <text:p text:style-name="Code"><text:s text:c="2"/>static bool const is_specialized = true;</text:p>
      <text:p text:style-name="Code"><text:s text:c="2"/>static rational min() throw() { return rational(numeric_limits&lt;int&gt;::min()); }</text:p>
      <text:p text:style-name="Code"><text:s text:c="2"/>static rational max() throw() { return rational(numeric_limits&lt;int&gt;::max()); }</text:p>
      <text:p text:style-name="Code"><text:s text:c="2"/>static int const digits = 2 * numeric_limits&lt;int&gt;::digits;</text:p>
      <text:p text:style-name="Code"><text:s text:c="2"/>static int const digits10 = numeric_limits&lt;int&gt;::digits10;</text:p>
      <text:p text:style-name="Code"><text:s text:c="2"/>static bool const is_signed = true;</text:p>
      <text:p text:style-name="Code"><text:s text:c="2"/>static bool const is_integer = false;</text:p>
      <text:p text:style-name="Code"><text:s text:c="2"/>static bool const is_exact = true;</text:p>
      <text:p text:style-name="Code"><text:s text:c="2"/>static int const radix = 2;</text:p>
      <text:p text:style-name="Code"><text:s text:c="2"/>static bool const is_bounded = true;</text:p>
      <text:p text:style-name="Code"><text:s text:c="2"/>static bool const is_modulo = false;</text:p>
      <text:p text:style-name="Code"><text:s text:c="2"/>static bool const traps = std::numeric_limits&lt;int&gt;::traps;</text:p>
      <text:p text:style-name="Code"/>
      <text:p text:style-name="Code"><text:s text:c="2"/>static rational epsilon() throw()</text:p>
      <text:p text:style-name="Code"><text:s text:c="2"/>{ return rational(1, numeric_limits&lt;int&gt;::max()-1); }</text:p>
      <text:p text:style-name="Code"><text:s text:c="2"/>static rational round_error() throw()</text:p>
      <text:p text:style-name="Code"><text:s text:c="2"/>{ return rational(1, numeric_limits&lt;int&gt;::max()); }</text:p>
      <text:p text:style-name="Code"><text:s text:c="2"/>static float_round_style const round_style = round_to_nearest;</text:p>
      <text:p text:style-name="Code"/>
      <text:p text:style-name="Code"><text:s text:c="2"/>// The following are meaningful only for floating-point types.</text:p>
      <text:p text:style-name="Code"><text:s text:c="2"/>static int const min_exponent = 0;</text:p>
      <text:p text:style-name="Code"><text:s text:c="2"/>static int const min_exponent10 = 0;</text:p>
      <text:p text:style-name="Code"><text:s text:c="2"/>static int const max_exponent = 0;</text:p>
      <text:p text:style-name="Code"><text:s text:c="2"/>static int const max_exponent10 = 0;</text:p>
      <text:p text:style-name="Code"><text:s text:c="2"/>static bool const has_infinity = false;</text:p>
      <text:p text:style-name="Code"><text:s text:c="2"/>static bool const has_quiet_NaN = false;</text:p>
      <text:p text:style-name="Code"><text:s text:c="2"/>static bool const has_signaling_NaN = false;</text:p>
      <text:p text:style-name="Code"><text:s text:c="2"/>static float_denorm_style const has_denorm = denorm_absent;</text:p>
      <text:p text:style-name="Code"><text:s text:c="2"/>static bool const has_denorm_loss = false;</text:p>
      <text:p text:style-name="Code"><text:s text:c="2"/>// The following are meant only for floating-point types, but you have</text:p>
      <text:p text:style-name="Code"><text:s text:c="2"/>// to define them, anyway, even for non-floating-point types. The values</text:p>
      <text:p text:style-name="Code"><text:s text:c="2"/>// they return do not have to be meaningful.</text:p>
      <text:p text:style-name="Code"><text:s text:c="2"/>static rational infinity() throw() { return rational(); }</text:p>
      <text:p text:style-name="Code"><text:s text:c="2"/>static rational quiet_NaN() throw() { return rational(); }</text:p>
      <text:p text:style-name="Code"><text:soft-page-break/><text:s text:c="2"/>static rational signaling_NaN() throw() { return rational(); }</text:p>
      <text:p text:style-name="Code"><text:s text:c="2"/>static rational denorm_min() throw() { return rational(); }</text:p>
      <text:p text:style-name="Code"><text:s text:c="2"/>static bool const is_iec559 = false;</text:p>
      <text:p text:style-name="Code"><text:s text:c="2"/>static bool const tinyness_before = false;</text:p>
      <text:p text:style-name="Code">};</text:p>
      <text:p text:style-name="Code"/>
      <text:p text:style-name="Code_20_Last">}</text:p>
      <text:p text:style-name="Body_20_Text_20_Cont">This example has a few new things. They aren’t important right now, but in C++, you have to get all the tiny details right, or the compiler voices its stern disapproval. The first line, which starts <text:span text:style-name="Code_20_Inline">namespace</text:span> <text:span text:style-name="Code_20_Inline">std</text:span> is how you put names in the standard library. You are not allowed to add new names to the standard library, but you are allowed to specialize templates that <text:change-start text:change-id="ct140315064"/>the standard library <text:change-end text:change-id="ct140315064"/>ha<text:change text:change-id="ct160866208"/><text:change-start text:change-id="ct156736040"/>s<text:change-end text:change-id="ct156736040"/> already <text:change text:change-id="ct142340440"/>defined. Notice the opening curly brace, which has a corresponding closing curly brace on the last line of the listing. The member functions all have <text:span text:style-name="Code_20_Inline">throw()</text:span> between their names and bodies. This tells the compiler that the function <text:change-start text:change-id="ct148626352"/>must <text:change-end text:change-id="ct148626352"/><text:change text:change-id="ct160232920"/>not throw an exception. If the function does actually throw an exception at runtime, the program terminates by calling the <text:span text:style-name="Code_20_Inline">unexpected()</text:span> function, which in turns calls <text:span text:style-name="Code_20_Inline">abort()</text:span>, which aborts your program unceremoniously, without calling any destructors.<text:change-start text:change-id="ct173661824"/></text:p>
      <text:p text:style-name="Body_20_Text">Tempalte specialization has many other uses, but before we get carried away, the next exploration takes a look at a particular kind of spe<text:change-end text:change-id="ct173661824"/><text:change-start text:change-id="ct173408024"/>cialization, where your specialization still requires template parameters, called partial specialization.<text:change-end text:change-id="ct173408024"/></text:p>
      <text:p text:style-name="Body_20_Text"><text:change text:change-id="ct150085832"/><text:change text:change-id="ct155302688"/><text:change text:change-id="ct142754256"/></text:p>
      <text:p text:style-name="Body_20_Text"><text:soft-page-break/></text:p>
      <text:p text:style-name="Body_20_Text"><text:hidden-text text:condition="ooow:comment == 1" text:string-value="I would prefer to see more focus on the bread and butter of specializations. One useful feature of specialialization of class templates is that it effectively allows us to overload a class name which is the real benefit of traits classes such as numeric_limits. Metaprogramming maybe interesting but it really is a very advanced technique and somewhat akin to doing OOP in C (you can do it but the language was not designed for doing it)" text:is-hidden="true">I would prefer to see more focus on the bread and butter of specializations. One useful feature of specialialization of class templates is that it effectively allows us to overload a class name which is the real benefit of traits classes such as numeric_limits. Metaprogramming maybe interesting but it really is a very advanced technique and somewhat akin to doing OOP in C (you can do it but the language was not designed for doing it)</text:hidde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Exploration 48 - Template Specialization</dc:title>
    <dc:subject>Exploring C++</dc:subject>
    <meta:initial-creator>Ray Lischner</meta:initial-creator>
    <meta:creation-date>2006-03-30T10:01:31</meta:creation-date>
    <dc:creator>Ray Lischner</dc:creator>
    <dc:date>2008-09-13T17:10:10</dc:date>
    <meta:editing-cycles>66</meta:editing-cycles>
    <meta:editing-duration>P7DT3H14M39S</meta:editing-duration>
    <meta:user-defined meta:name="codex-configfile">apress-cpp-dox.xml</meta:user-defined>
    <meta:user-defined meta:name="codex-chapter-number">48</meta:user-defined>
    <meta:user-defined meta:name="codex-doxygen"/>
    <meta:user-defined meta:name="Info 4"/>
    <meta:document-statistic meta:table-count="0" meta:image-count="0" meta:object-count="0" meta:page-count="10" meta:paragraph-count="300" meta:word-count="3062" meta:character-count="19436"/>
  </office:meta>
</office:document-meta>
</file>